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0000002E75DBE21809349258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loext:opacity="100%" fo:letter-spacing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15.242cm" svg:height="19.66cm" draw:z-index="0"><draw:image xlink:href="Pictures/1000000100000240000002E75DBE218093492587.png" xlink:type="simple" xlink:show="embed" xlink:actuate="onLoad" draw:mime-type="image/png"/><svg:title>hotel</svg:title></draw:frame><text:span text:style-name="T1">  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5:30:00.608730008</meta:creation-date>
    <dc:date>2023-03-21T16:53:09.552864252</dc:date>
    <meta:editing-duration>PT1H23M9S</meta:editing-duration>
    <meta:editing-cycles>1</meta:editing-cycles>
    <meta:document-statistic meta:table-count="0" meta:image-count="1" meta:object-count="0" meta:page-count="1" meta:paragraph-count="1" meta:word-count="0" meta:character-count="2" meta:non-whitespace-character-count="0"/>
    <meta:generator>LibreOffice/7.4.4.2$Linux_X86_64 LibreOffice_project/40$Build-2</meta:generator>
  </office:meta>
</office:document-meta>
</file>